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2-01T22:11:46.027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Internal compiler error: Executing function implodeExpr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Internal compiler error: Executing function implodeExpr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Internal compiler error: Executing function implodeExp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Internal compiler error: Executing function implodeExp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9511,116,&lt;380,0&gt;,&lt;380,116&gt;): FALSE Internal compiler error: Executing function mapComprehension6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5602,101,&lt;317,0&gt;,&lt;317,101&gt;): FALSE Internal compiler error: Executing function listComprehension63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8867,100,&lt;190,0&gt;,&lt;190,100&gt;): FALSE Internal compiler error: Executing function setComprehension69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{}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449 tests executed; 27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r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r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yaml/Model.rsc|: Java("CompilerError","Internal compiler error: 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mapComprehension6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listComprehension63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setComprehension69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 table:number-rows-repeated="8">
          <table:table-cell table:style-name="ce24"/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 style:data-style-name="N2" text:time-value="23:30:54.3915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2-01T23:34:32.398141000</dc:date>
    <meta:editing-duration>P33DT3H8M25S</meta:editing-duration>
    <meta:editing-cycles>121</meta:editing-cycles>
    <meta:generator>LibreOffice/4.3.3.2$MacOSX_X86_64 LibreOffice_project/9bb7eadab57b6755b1265afa86e04bf45fbfc644</meta:generator>
    <meta:document-statistic meta:table-count="5" meta:cell-count="464" meta:object-count="0"/>
  </office:meta>
</office:document-meta>
</file>